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99669981" calcext:value-type="float">
            <text:p>1,99669981</text:p>
          </table:table-cell>
          <table:table-cell office:value-type="float" office:value="0.411536932" calcext:value-type="float">
            <text:p>0,411536932</text:p>
          </table:table-cell>
          <table:table-cell office:value-type="float" office:value="0.0006684659165" calcext:value-type="float">
            <text:p>0,0006684659</text:p>
          </table:table-cell>
          <table:table-cell table:style-name="ce1" office:value-type="float" office:value="0.00006076963109" calcext:value-type="float">
            <text:p>6,08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15" calcext:value-type="float">
            <text:p>142615</text:p>
          </table:table-cell>
          <table:table-cell office:value-type="float" office:value="1.413628817" calcext:value-type="float">
            <text:p>1,413628817</text:p>
          </table:table-cell>
          <table:table-cell office:value-type="float" office:value="0.5368122458" calcext:value-type="float">
            <text:p>0,5368122458</text:p>
          </table:table-cell>
          <table:table-cell office:value-type="float" office:value="0.0002460551041" calcext:value-type="float">
            <text:p>0,0002460551</text:p>
          </table:table-cell>
          <table:table-cell table:style-name="ce1" office:value-type="float" office:value="0.00001426406379" calcext:value-type="float">
            <text:p>1,43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757" calcext:value-type="float">
            <text:p>142757</text:p>
          </table:table-cell>
          <table:table-cell office:value-type="float" office:value="1.291743636" calcext:value-type="float">
            <text:p>1,291743636</text:p>
          </table:table-cell>
          <table:table-cell office:value-type="float" office:value="0.5579510927" calcext:value-type="float">
            <text:p>0,5579510927</text:p>
          </table:table-cell>
          <table:table-cell office:value-type="float" office:value="0.0002137597185" calcext:value-type="float">
            <text:p>0,0002137597</text:p>
          </table:table-cell>
          <table:table-cell table:style-name="ce1" office:value-type="float" office:value="0.00001425064784" calcext:value-type="float">
            <text:p>1,43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865" calcext:value-type="float">
            <text:p>142865</text:p>
          </table:table-cell>
          <table:table-cell office:value-type="float" office:value="1.112410426" calcext:value-type="float">
            <text:p>1,112410426</text:p>
          </table:table-cell>
          <table:table-cell office:value-type="float" office:value="0.5992409587" calcext:value-type="float">
            <text:p>0,5992409587</text:p>
          </table:table-cell>
          <table:table-cell office:value-type="float" office:value="0.0003132821003" calcext:value-type="float">
            <text:p>0,0003132821</text:p>
          </table:table-cell>
          <table:table-cell table:style-name="ce1" office:value-type="float" office:value="0.000007120047485" calcext:value-type="float">
            <text:p>7,12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023" calcext:value-type="float">
            <text:p>143023</text:p>
          </table:table-cell>
          <table:table-cell office:value-type="float" office:value="1.028319478" calcext:value-type="float">
            <text:p>1,028319478</text:p>
          </table:table-cell>
          <table:table-cell office:value-type="float" office:value="0.5995766521" calcext:value-type="float">
            <text:p>0,5995766521</text:p>
          </table:table-cell>
          <table:table-cell table:style-name="ce1" office:value-type="float" office:value="0.00009245824913" calcext:value-type="float">
            <text:p>9,25E-005</text:p>
          </table:table-cell>
          <table:table-cell table:style-name="ce1" office:value-type="float" office:value="0.00000355608654" calcext:value-type="float">
            <text:p>3,56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75" calcext:value-type="float">
            <text:p>143075</text:p>
          </table:table-cell>
          <table:table-cell office:value-type="float" office:value="1.060980082" calcext:value-type="float">
            <text:p>1,060980082</text:p>
          </table:table-cell>
          <table:table-cell office:value-type="float" office:value="0.5954175591" calcext:value-type="float">
            <text:p>0,5954175591</text:p>
          </table:table-cell>
          <table:table-cell office:value-type="float" office:value="0.0001599658717" calcext:value-type="float">
            <text:p>0,0001599659</text:p>
          </table:table-cell>
          <table:table-cell table:style-name="ce1" office:value-type="float" office:value="0.000003554797104" calcext:value-type="float">
            <text:p>3,55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3146" calcext:value-type="float">
            <text:p>143146</text:p>
          </table:table-cell>
          <table:table-cell office:value-type="float" office:value="1.369683385" calcext:value-type="float">
            <text:p>1,369683385</text:p>
          </table:table-cell>
          <table:table-cell office:value-type="float" office:value="0.5887674093" calcext:value-type="float">
            <text:p>0,5887674093</text:p>
          </table:table-cell>
          <table:table-cell office:value-type="float" office:value="0.0001776545978" calcext:value-type="float">
            <text:p>0,0001776546</text:p>
          </table:table-cell>
          <table:table-cell table:style-name="ce1" office:value-type="float" office:value="0.000003553092029" calcext:value-type="float">
            <text:p>3,55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3241" calcext:value-type="float">
            <text:p>143241</text:p>
          </table:table-cell>
          <table:table-cell office:value-type="float" office:value="1.484122753" calcext:value-type="float">
            <text:p>1,484122753</text:p>
          </table:table-cell>
          <table:table-cell office:value-type="float" office:value="0.4592525959" calcext:value-type="float">
            <text:p>0,4592525959</text:p>
          </table:table-cell>
          <table:table-cell table:style-name="ce1" office:value-type="float" office:value="0.00007456618187" calcext:value-type="float">
            <text:p>7,46E-005</text:p>
          </table:table-cell>
          <table:table-cell table:style-name="ce1" office:value-type="float" office:value="0.000007101541541" calcext:value-type="float">
            <text:p>7,10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281" calcext:value-type="float">
            <text:p>143281</text:p>
          </table:table-cell>
          <table:table-cell office:value-type="float" office:value="2.418672085" calcext:value-type="float">
            <text:p>2,418672085</text:p>
          </table:table-cell>
          <table:table-cell office:value-type="float" office:value="0.3388863504" calcext:value-type="float">
            <text:p>0,3388863504</text:p>
          </table:table-cell>
          <table:table-cell office:value-type="float" office:value="0.0002342876396" calcext:value-type="float">
            <text:p>0,0002342876</text:p>
          </table:table-cell>
          <table:table-cell table:style-name="ce1" office:value-type="float" office:value="0.00001774906377" calcext:value-type="float">
            <text:p>1,77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435" calcext:value-type="float">
            <text:p>143435</text:p>
          </table:table-cell>
          <table:table-cell office:value-type="float" office:value="1.071888208" calcext:value-type="float">
            <text:p>1,071888208</text:p>
          </table:table-cell>
          <table:table-cell office:value-type="float" office:value="0.5744529366" calcext:value-type="float">
            <text:p>0,5744529366</text:p>
          </table:table-cell>
          <table:table-cell office:value-type="float" office:value="0.0001028354236" calcext:value-type="float">
            <text:p>0,0001028354</text:p>
          </table:table-cell>
          <table:table-cell table:style-name="ce1" office:value-type="float" office:value="0.000003546048902" calcext:value-type="float">
            <text:p>3,5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24814868" calcext:value-type="float">
            <text:p>1,424814868</text:p>
          </table:table-cell>
          <table:table-cell table:formula="of:=AVERAGE([.D2:.D11])" office:value-type="float" office:value="0.52618947326" calcext:value-type="float">
            <text:p>0,5261894733</text:p>
          </table:table-cell>
          <table:table-cell table:formula="of:=AVERAGE([.E2:.E11])" office:value-type="float" office:value="0.00022833308031" calcext:value-type="float">
            <text:p>0,0002283331</text:p>
          </table:table-cell>
          <table:table-cell table:formula="of:=AVERAGE([.F2:.F11])" office:value-type="float" office:value="0.0000135465020091" calcext:value-type="float">
            <text:p>1,3546502009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6:47.625492082</dc:date>
    <meta:document-statistic meta:table-count="1" meta:cell-count="70" meta:object-count="0"/>
    <meta:generator>LibreOffice/4.1.4.2$Linux_X86_64 LibreOffice_project/410m0$Build-2</meta:generator>
  </office:meta>
</office:document-meta>
</file>